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ce style:name="Aptos Display" svg:font-family="'Aptos Display'" style:font-family-generic="swiss" style:font-pitch="variable"/>
    <style:font-face style:name="Aptos1" svg:font-family="Aptos" style:font-family-generic="swiss" style:font-pitch="variable"/>
    <style:font-face style:name="Chandas" svg:font-family="Chanda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Normal">
      <style:paragraph-properties fo:margin-top="0in" fo:margin-bottom="0in" style:contextual-spacing="false"/>
      <style:text-properties fo:font-size="16pt" fo:font-weight="bold" style:font-size-asian="16pt" style:font-weight-asian="bold" style:font-size-complex="16pt" style:font-weight-complex="bold"/>
    </style:style>
    <style:style style:name="P2" style:family="paragraph" style:parent-style-name="Heading_20_2">
      <style:paragraph-properties fo:margin-top="0in" fo:margin-bottom="0in" style:contextual-spacing="false" fo:text-align="start" style:justify-single-word="false"/>
      <style:text-properties fo:font-size="16pt" fo:font-weight="bold" style:font-size-asian="16pt" style:font-weight-asian="bold" style:font-size-complex="16pt" style:font-weight-complex="bold"/>
    </style:style>
    <style:style style:name="P3" style:family="paragraph" style:parent-style-name="Normal">
      <style:paragraph-properties fo:margin-top="0in" fo:margin-bottom="0in" style:contextual-spacing="false" fo:text-align="center"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margin-top="0in" fo:margin-bottom="0in" style:contextual-spacing="false"/>
      <style:text-properties fo:font-size="8pt" fo:language="en" fo:country="US" style:font-size-asian="8pt" style:font-size-complex="8pt"/>
    </style:style>
    <style:style style:name="P5" style:family="paragraph" style:parent-style-name="Normal">
      <style:paragraph-properties fo:margin-top="0in" fo:margin-bottom="0in" style:contextual-spacing="false"/>
      <style:text-properties fo:font-size="8pt" style:font-size-asian="8pt" style:font-size-complex="8pt"/>
    </style:style>
    <style:style style:name="P6" style:family="paragraph" style:parent-style-name="Normal">
      <style:paragraph-properties fo:margin-top="0in" fo:margin-bottom="0in" style:contextual-spacing="false"/>
    </style:style>
    <style:style style:name="P7" style:family="paragraph" style:parent-style-name="Normal">
      <style:paragraph-properties fo:margin-top="0in" fo:margin-bottom="0in" style:contextual-spacing="false" fo:text-align="center" style:justify-single-word="false"/>
      <style:text-properties officeooo:paragraph-rsid="001c029b"/>
    </style:style>
    <style:style style:name="P8" style:family="paragraph" style:parent-style-name="Normal" style:master-page-name="MP0">
      <style:paragraph-properties fo:margin-top="0in" fo:margin-bottom="0in"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P9" style:family="paragraph" style:parent-style-name="Footer">
      <style:paragraph-properties fo:text-align="center" style:justify-single-word="false"/>
    </style:style>
    <style:style style:name="P10" style:family="paragraph" style:parent-style-name="Heading_20_2">
      <style:paragraph-properties fo:margin-top="0in" fo:margin-bottom="0in" style:contextual-spacing="false" fo:text-align="start" style:justify-single-word="false"/>
      <style:text-properties fo:font-size="16pt" fo:font-weight="bold" officeooo:paragraph-rsid="0022cc4a" style:font-size-asian="16pt" style:font-weight-asian="bold" style:font-size-complex="16pt" style:font-weight-complex="bold"/>
    </style:style>
    <style:style style:name="P11" style:family="paragraph" style:parent-style-name="Heading_20_2">
      <style:paragraph-properties fo:margin-top="0in" fo:margin-bottom="0in" style:contextual-spacing="false" fo:text-align="start" style:justify-single-word="false"/>
      <style:text-properties fo:font-size="16pt" fo:font-weight="bold" officeooo:paragraph-rsid="002559a9" style:font-size-asian="16pt" style:font-weight-asian="bold" style:font-size-complex="16pt" style:font-weight-complex="bold"/>
    </style:style>
    <style:style style:name="P12" style:family="paragraph" style:parent-style-name="Preformatted_20_Text" style:list-style-name="L7">
      <style:paragraph-properties fo:margin-top="0in" fo:margin-bottom="0.1965in" style:contextual-spacing="false" style:writing-mode="lr-tb"/>
    </style:style>
    <style:style style:name="P13" style:family="paragraph" style:parent-style-name="Preformatted_20_Text" style:list-style-name="L8">
      <style:paragraph-properties fo:margin-top="0in" fo:margin-bottom="0.1965in" style:contextual-spacing="false" style:writing-mode="lr-tb"/>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paragraph-properties fo:margin-top="0in" fo:margin-bottom="0in" style:contextual-spacing="false" fo:text-align="start" style:justify-single-word="false"/>
      <style:text-properties fo:font-size="16pt" fo:font-weight="bold" officeooo:paragraph-rsid="0022cc4a" style:font-size-asian="16pt" style:font-weight-asian="bold" style:font-size-complex="16pt" style:font-weight-complex="bold"/>
    </style:style>
    <style:style style:name="P23" style:family="paragraph" style:parent-style-name="Text_20_body">
      <style:paragraph-properties fo:margin-top="0in" fo:margin-bottom="0in" style:contextual-spacing="false" fo:text-align="start" style:justify-single-word="false"/>
      <style:text-properties fo:font-size="12pt" fo:font-weight="normal" officeooo:paragraph-rsid="0022cc4a" style:font-size-asian="12pt" style:font-weight-asian="normal" style:font-size-complex="12pt" style:font-weight-complex="normal"/>
    </style:style>
    <style:style style:name="T1" style:family="text">
      <style:text-properties fo:font-size="8pt" fo:language="en" fo:country="US" style:font-size-asian="8pt" style:font-size-complex="8pt"/>
    </style:style>
    <style:style style:name="T2" style:family="text">
      <style:text-properties fo:font-size="8pt" style:font-size-asian="8pt" style:font-size-complex="8pt"/>
    </style:style>
    <style:style style:name="T3" style:family="text">
      <style:text-properties officeooo:rsid="001c029b"/>
    </style:style>
    <style:style style:name="T4" style:family="text">
      <style:text-properties officeooo:rsid="001dfe39"/>
    </style:style>
    <style:style style:name="T5" style:family="text">
      <style:text-properties style:font-name="Chandas" fo:font-weight="bold" style:font-weight-asian="bold" style:font-weight-complex="bold"/>
    </style:style>
    <style:style style:name="T6" style:family="text">
      <style:text-properties style:font-name="Chandas" fo:font-weight="bold" officeooo:rsid="001faf1d" style:font-weight-asian="bold" style:font-weight-complex="bold"/>
    </style:style>
    <style:style style:name="T7" style:family="text">
      <style:text-properties officeooo:rsid="0022cc4a"/>
    </style:style>
    <style:style style:name="T8" style:family="text">
      <style:text-properties style:font-name="Liberation Mono"/>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bold" style:font-size-asian="12pt" style:font-weight-asian="bold" style:font-size-complex="12pt" style:font-weight-complex="bold"/>
    </style:style>
    <style:style style:name="T12" style:family="text">
      <style:text-properties style:font-name="Aptos" fo:font-size="12pt" fo:font-weight="normal" officeooo:rsid="0022cc4a" style:font-size-asian="12pt" style:font-weight-asian="normal" style:font-size-complex="12pt" style:font-weight-complex="normal"/>
    </style:style>
    <style:style style:name="T13" style:family="text">
      <style:text-properties style:font-name="Aptos" fo:font-size="12pt" fo:font-weight="normal" officeooo:rsid="0024adf6" style:font-size-asian="12pt" style:font-weight-asian="normal" style:font-size-complex="12pt" style:font-weight-complex="normal"/>
    </style:style>
    <style:style style:name="T14" style:family="text">
      <style:text-properties officeooo:rsid="002559a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chool Fighter </text:p>
      <text:p text:style-name="P7">Par Nadim <text:span text:style-name="T4">DOUHANE</text:span> et Geoffrey <text:span text:style-name="T3">PIERRE</text:span></text:p>
      <text:p text:style-name="P3"/>
      <text:p text:style-name="P2">1. Présentation du jeu</text:p>
      <text:p text:style-name="Text_20_body"><text:span text:style-name="Emphasis">School Fighter</text:span> est un jeu de combat en <text:span text:style-name="Strong_20_Emphasis">2D</text:span> inspiré de <text:span text:style-name="Emphasis">Street Fighter</text:span>.<text:line-break/>Les personnages sont des étudiants représentés par des sprites, et les combats se déroulent dans des décors scolaires (salle de classe, cour de récréation, couloirs, cafétéria).</text:p>
      <text:p text:style-name="Text_20_body">Le jeu est codé en <text:span text:style-name="Strong_20_Emphasis">Python</text:span> avec la bibliothèque <text:span text:style-name="Strong_20_Emphasis">Pygame</text:span>.</text:p>
      <text:p text:style-name="Horizontal_20_Line"/>
      <text:p text:style-name="Heading_20_2">2. Fonctionnalités principales</text:p>
      <text:p text:style-name="Heading_20_3">🧑‍🤝‍🧑 Modes de jeu</text:p>
      <text:list xml:id="list1954928632" text:style-name="L1">
        <text:list-item>
          <text:p text:style-name="P14"><text:span text:style-name="Strong_20_Emphasis">Single Player</text:span> → le joueur combat un bot avec une IA faite à la main (pas statistique).</text:p>
        </text:list-item>
        <text:list-item>
          <text:p text:style-name="P14"><text:span text:style-name="Strong_20_Emphasis">Two Players</text:span> → deux joueurs humains s’affrontent sur le même clavier.</text:p>
        </text:list-item>
        <text:list-item>
          <text:p text:style-name="P14"><text:span text:style-name="Strong_20_Emphasis">Menu principal</text:span> → permet de choisir le mode, lire les instructions, accéder aux paramètres audio, ou quitter.</text:p>
        </text:list-item>
      </text:list>
      <text:p text:style-name="Heading_20_3">🎶 Audio</text:p>
      <text:list xml:id="list3070474228" text:style-name="L2">
        <text:list-item>
          <text:p text:style-name="P15">Tous les sons sont stockés dans le dossier <text:span text:style-name="Strong_20_Emphasis"><text:span text:style-name="Source_20_Text">sound</text:span></text:span> :</text:p>
          <text:list>
            <text:list-item>
              <text:p text:style-name="P15"><text:span text:style-name="Strong_20_Emphasis">punch.wav</text:span> → coup de poing</text:p>
            </text:list-item>
            <text:list-item>
              <text:p text:style-name="P15"><text:span text:style-name="Strong_20_Emphasis">kick.wav</text:span> → coup de pied</text:p>
            </text:list-item>
            <text:list-item>
              <text:p text:style-name="P15"><text:span text:style-name="Strong_20_Emphasis">special.wav</text:span> → attaque spéciale</text:p>
            </text:list-item>
            <text:list-item>
              <text:p text:style-name="P15"><text:span text:style-name="Strong_20_Emphasis">block.wav</text:span> → défense</text:p>
            </text:list-item>
          </text:list>
        </text:list-item>
        <text:list-item>
          <text:p text:style-name="P15">Une musique de fond (<text:span text:style-name="Strong_20_Emphasis">background_music.mp3</text:span>) joue en continu.</text:p>
        </text:list-item>
        <text:list-item>
          <text:p text:style-name="P15"><text:soft-page-break/>Dans le menu <text:span text:style-name="Strong_20_Emphasis">Settings</text:span>, le joueur peut :</text:p>
          <text:list>
            <text:list-item>
              <text:p text:style-name="P15">Couper la musique</text:p>
            </text:list-item>
            <text:list-item>
              <text:p text:style-name="P15">Régler le volume</text:p>
            </text:list-item>
          </text:list>
        </text:list-item>
      </text:list>
      <text:p text:style-name="Heading_20_3">🕹️ Contrôles (AZERTY)</text:p>
      <text:p text:style-name="Text_20_body"><text:span text:style-name="Strong_20_Emphasis">Player 1</text:span></text:p>
      <text:list xml:id="list1558261642" text:style-name="L3">
        <text:list-item>
          <text:p text:style-name="P16">Gauche : <text:span text:style-name="Source_20_Text">Q</text:span></text:p>
        </text:list-item>
        <text:list-item>
          <text:p text:style-name="P16">Droite : <text:span text:style-name="Source_20_Text">D</text:span></text:p>
        </text:list-item>
        <text:list-item>
          <text:p text:style-name="P16">Saut : <text:span text:style-name="Source_20_Text">Z</text:span></text:p>
        </text:list-item>
        <text:list-item>
          <text:p text:style-name="P16">Défense : <text:span text:style-name="Source_20_Text">S</text:span></text:p>
        </text:list-item>
        <text:list-item>
          <text:p text:style-name="P16">Coup de poing : <text:span text:style-name="Source_20_Text">F</text:span></text:p>
        </text:list-item>
        <text:list-item>
          <text:p text:style-name="P16">Coup de pied : <text:span text:style-name="Source_20_Text">G</text:span></text:p>
        </text:list-item>
        <text:list-item>
          <text:p text:style-name="P16">Attaque spéciale : <text:span text:style-name="Source_20_Text">H</text:span> (lance une boule de feu)</text:p>
        </text:list-item>
      </text:list>
      <text:p text:style-name="Text_20_body"><text:span text:style-name="Strong_20_Emphasis">Player 2</text:span></text:p>
      <text:list xml:id="list4041826305" text:style-name="L4">
        <text:list-item>
          <text:p text:style-name="P17">Gauche : <text:span text:style-name="Source_20_Text">←</text:span></text:p>
        </text:list-item>
        <text:list-item>
          <text:p text:style-name="P17">Droite : <text:span text:style-name="Source_20_Text">→</text:span></text:p>
        </text:list-item>
        <text:list-item>
          <text:p text:style-name="P17">Saut : <text:span text:style-name="Source_20_Text">↑</text:span></text:p>
        </text:list-item>
        <text:list-item>
          <text:p text:style-name="P17">Défense : <text:span text:style-name="Source_20_Text">↓</text:span></text:p>
        </text:list-item>
        <text:list-item>
          <text:p text:style-name="P17">Coup de poing : <text:span text:style-name="Source_20_Text">K</text:span></text:p>
        </text:list-item>
        <text:list-item>
          <text:p text:style-name="P17">Coup de pied : <text:span text:style-name="Source_20_Text">L</text:span></text:p>
        </text:list-item>
        <text:list-item>
          <text:p text:style-name="P17">Attaque spéciale : <text:span text:style-name="Source_20_Text">M</text:span> (lance un éclair)</text:p>
        </text:list-item>
      </text:list>
      <text:p text:style-name="Heading_20_3"><text:soft-page-break/>⚔️ Combat</text:p>
      <text:list xml:id="list1908531460" text:style-name="L5">
        <text:list-item>
          <text:p text:style-name="P18">Chaque attaque dure <text:span text:style-name="Strong_20_Emphasis">~1 seconde</text:span>, ce qui permet de voir l’animation.</text:p>
        </text:list-item>
        <text:list-item>
          <text:p text:style-name="P18">Les attaques spéciales sont des <text:span text:style-name="Strong_20_Emphasis">projectiles</text:span> :</text:p>
          <text:list>
            <text:list-item>
              <text:p text:style-name="P18"><text:span text:style-name="Strong_20_Emphasis">Player 1</text:span> : boule de feu (<text:span text:style-name="Source_20_Text">fireball.png</text:span>)</text:p>
            </text:list-item>
            <text:list-item>
              <text:p text:style-name="P18"><text:span text:style-name="Strong_20_Emphasis">Player 2</text:span> : éclair (<text:span text:style-name="Source_20_Text">lightning.png</text:span>)</text:p>
            </text:list-item>
          </text:list>
        </text:list-item>
        <text:list-item>
          <text:p text:style-name="P18">Les projectiles se déplacent à l’écran, infligent des dégâts en cas de collision, puis disparaissent.</text:p>
        </text:list-item>
        <text:list-item>
          <text:p text:style-name="P18">Les personnages ne peuvent pas sortir de l’écran (déplacements limités aux bords).</text:p>
        </text:list-item>
        <text:list-item>
          <text:p text:style-name="P18">Les sprites sont redimensionnés pour une meilleure jouabilité.</text:p>
        </text:list-item>
      </text:list>
      <text:p text:style-name="Heading_20_3">🎨 Graphismes</text:p>
      <text:list xml:id="list1573838197" text:style-name="L6">
        <text:list-item>
          <text:p text:style-name="P19">Les décors de fond (<text:span text:style-name="Source_20_Text">classroom.jpg</text:span>, <text:span text:style-name="Source_20_Text">playground.jpg</text:span>, <text:span text:style-name="Source_20_Text">corridors.jpg</text:span>, <text:span text:style-name="Source_20_Text">cafeteria.jpg</text:span>) sont <text:span text:style-name="Strong_20_Emphasis">automatiquement redimensionnés</text:span> à la taille de la fenêtre.</text:p>
        </text:list-item>
        <text:list-item>
          <text:p text:style-name="P19">Chaque personnage possède des animations (idle, walk, jump, punch, kick, special, block).</text:p>
        </text:list-item>
        <text:list-item>
          <text:p text:style-name="P19">Les mêmes sprites sont utilisés pour les deux joueurs.</text:p>
        </text:list-item>
      </text:list>
      <text:p text:style-name="Horizontal_20_Line"/>
      <text:p text:style-name="Heading_20_2">3. Comment lancer le jeu</text:p>
      <text:p text:style-name="Heading_20_3">🔧 Prérequis</text:p>
      <text:list xml:id="list3326225536" text:style-name="L7">
        <text:list-item>
          <text:p text:style-name="P20">Installer <text:span text:style-name="Strong_20_Emphasis">Python 3.10+</text:span></text:p>
        </text:list-item>
        <text:list-item>
          <text:p text:style-name="P20">Installer <text:span text:style-name="Strong_20_Emphasis">Pygame</text:span> :</text:p>
          <text:list>
            <text:list-header>
              <text:p text:style-name="P12"><text:span text:style-name="Source_20_Text"><text:span text:style-name="T5">pip install pygame</text:span></text:span></text:p>
            </text:list-header>
          </text:list>
        </text:list-item>
      </text:list>
      <text:p text:style-name="Heading_20_3"><text:soft-page-break/>▶️ Lancement</text:p>
      <text:list xml:id="list3475888354" text:style-name="L8">
        <text:list-item>
          <text:p text:style-name="P21">Place tous les fichiers dans un dossier :</text:p>
          <text:list>
            <text:list-item>
              <text:p text:style-name="P21"><text:span text:style-name="Source_20_Text">main.py</text:span> (le fichier principal du jeu)</text:p>
            </text:list-item>
            <text:list-item>
              <text:p text:style-name="P21"><text:span text:style-name="Source_20_Text">img/</text:span> → tous les sprites et backgrounds</text:p>
            </text:list-item>
            <text:list-item>
              <text:p text:style-name="P21"><text:span text:style-name="Source_20_Text">sound/</text:span> → tous les fichiers sons et musique</text:p>
            </text:list-item>
          </text:list>
        </text:list-item>
        <text:list-item>
          <text:p text:style-name="P21">Dans un terminal, lance le jeu avec :</text:p>
          <text:p text:style-name="P13"><text:span text:style-name="Source_20_Text"><text:span text:style-name="T5">python </text:span></text:span><text:span text:style-name="Source_20_Text"><text:span text:style-name="T6">School_fighter1</text:span></text:span><text:span text:style-name="Source_20_Text"><text:span text:style-name="T5">.py</text:span></text:span></text:p>
        </text:list-item>
      </text:list>
      <text:p text:style-name="P10"><text:span text:style-name="T7">4</text:span>. <text:span text:style-name="T7">Ce que nous avons appris</text:span></text:p>
      <text:p text:style-name="P22"/>
      <text:p text:style-name="P22"><text:span text:style-name="T10">Au cours de la réalisation de ce projet, nous avons eu l’opportunité d’explorer et de maîtriser une technologie innovante : </text:span><text:span text:style-name="Strong_20_Emphasis"><text:span text:style-name="T10">l’intelligence artificielle Copilot</text:span></text:span><text:span text:style-name="T10">. Cette expérience nous a permis de comprendre le potentiel d’un </text:span><text:span text:style-name="Strong_20_Emphasis"><text:span text:style-name="T10">agent IA capable d’interagir directement avec l’environnement de développement</text:span></text:span><text:span text:style-name="T10">, notamment en créant, organisant et modifiant des fichiers de manière autonome lorsque les permissions lui sont accordées.</text:span></text:p>
      <text:p text:style-name="Text_20_body"><text:span text:style-name="T10">Nous avons également approfondi nos connaissances dans le domaine du </text:span><text:span text:style-name="Strong_20_Emphasis"><text:span text:style-name="T10">prompt engineering</text:span></text:span><text:span text:style-name="T10">, une compétence essentielle pour communiquer efficacement avec une IA générative. À la suite de recherches et d’expérimentations, nous avons découvert qu’il était possible de structurer nos instructions sous la </text:span><text:span text:style-name="Strong_20_Emphasis"><text:span text:style-name="T10">forme de fichiers JSON</text:span></text:span><text:span text:style-name="T10">, permettant de définir avec précision nos attentes vis-à-vis du modèle. Cette approche a rendu le processus de développement plus rigoureux et reproductible, en précisant notamment les </text:span><text:span text:style-name="Strong_20_Emphasis"><text:span text:style-name="T10">technologies requises</text:span></text:span><text:span text:style-name="T10">, les </text:span><text:span text:style-name="Strong_20_Emphasis"><text:span text:style-name="T10">dépendances du projet</text:span></text:span><text:span text:style-name="T10"> ainsi que les </text:span><text:span text:style-name="Strong_20_Emphasis"><text:span text:style-name="T10">ressources nécessaires au bon fonctionnement du jeu</text:span></text:span><text:span text:style-name="T10"> (sons, sprites, images d’arrière-plan, etc.).</text:span></text:p>
      <text:p text:style-name="P23"/>
      <text:p text:style-name="P23"/>
      <text:p text:style-name="P23"/>
      <text:p text:style-name="P23"/>
      <text:p text:style-name="P23"><text:soft-page-break/></text:p>
      <text:p text:style-name="P23"/>
      <text:p text:style-name="P23"/>
      <text:p text:style-name="P11"><text:span text:style-name="T14">5</text:span>. <text:span text:style-name="T14">Prompts</text:span></text:p>
      <text:p text:style-name="P22"/>
      <text:p text:style-name="P1">Prompt 1 :</text:p>
      <text:p text:style-name="P4">{</text:p>
      <text:p text:style-name="P4"><text:s text:c="2"/>"requirements" : {</text:p>
      <text:p text:style-name="P4"><text:s text:c="4"/>"code_quality" : "use clean code architecture",</text:p>
      <text:p text:style-name="P6"><text:span text:style-name="Police_20_par_20_défaut"><text:span text:style-name="T1"><text:s text:c="4"/></text:span></text:span><text:span text:style-name="Police_20_par_20_défaut"><text:span text:style-name="T2">"programming_language" : "python",</text:span></text:span></text:p>
      <text:p text:style-name="P5"><text:s text:c="4"/>"environement" : "python venv",</text:p>
      <text:p text:style-name="P6"><text:span text:style-name="Police_20_par_20_défaut"><text:span text:style-name="T2"><text:s text:c="4"/></text:span></text:span><text:span text:style-name="Police_20_par_20_défaut"><text:span text:style-name="T1">"libs" : ["pygame"],</text:span></text:span></text:p>
      <text:p text:style-name="P4"><text:s text:c="4"/>"identity": "senior python expert"</text:p>
      <text:p text:style-name="P4"><text:s text:c="2"/>},</text:p>
      <text:p text:style-name="P4"><text:s text:c="2"/>"instructions" : "The goal is to create a fighting game. The playable characters are stick figure students. The game can be played locally with up to 2 players, and there is also a single player mode where the player fights against a bot controlled by a handcrafted AI (not based on statistical methods). The battles take place in a school-themed environment, with backgrounds such as classrooms, gymnasiums, schoolyards, and hallways, providing a fun and playful atmosphere for the ninja fights."</text:p>
      <text:p text:style-name="P5">}</text:p>
      <text:p text:style-name="P1">Prompt 2 :</text:p>
      <text:p text:style-name="P6"><text:span text:style-name="Police_20_par_20_défaut"><text:span text:style-name="T2">{</text:span></text:span></text:p>
      <text:p text:style-name="P6"><text:span text:style-name="Police_20_par_20_défaut"><text:span text:style-name="T2"><text:s text:c="2"/></text:span></text:span><text:span text:style-name="Police_20_par_20_défaut"><text:span text:style-name="T1">"game_title": "School Fighter",</text:span></text:span></text:p>
      <text:p text:style-name="P4"><text:s text:c="2"/>"code_quality": "use clean code architecture",</text:p>
      <text:p text:style-name="P4"><text:s text:c="2"/>"programming_language": "python",</text:p>
      <text:p text:style-name="P4"><text:s text:c="2"/>"libs": ["pygame"],</text:p>
      <text:p text:style-name="P4"><text:s text:c="2"/>"inspiration": "Street Fighter",</text:p>
      <text:p text:style-name="P4"><text:s text:c="2"/>"instruction": "Continue developing the fighting game 'School Fighter'. Add sound effects for attacks, kicks, specials, and blocks. All sounds are located in a 'sound' folder. Include background music that plays continuously throughout the game. The player must have options to mute the music and adjust its volume. Characters cannot leave the screen boundaries, so their size should be reduced accordingly to fit gameplay comfortably. All background images should be scaled to fit the game window. Maintain clean code architecture, separating rendering, logic, input handling, and audio management.",</text:p>
      <text:p text:style-name="P4"><text:s text:c="2"/>"audio": {</text:p>
      <text:p text:style-name="P4"><text:s text:c="4"/>"sound_effects_folder": "sound",</text:p>
      <text:p text:style-name="P4"><text:s text:c="4"/>"effects": {</text:p>
      <text:p text:style-name="P4"><text:s text:c="6"/>"punch": "punch.wav",</text:p>
      <text:p text:style-name="P4"><text:s text:c="6"/>"kick": "kick.wav",</text:p>
      <text:p text:style-name="P4"><text:s text:c="6"/>"special": "special.wav",</text:p>
      <text:p text:style-name="P4"><text:s text:c="6"/>"block": "block.wav"</text:p>
      <text:p text:style-name="P4"><text:s text:c="4"/>},</text:p>
      <text:p text:style-name="P4"><text:s text:c="4"/>"background_music": "sound/background_music.mp3",</text:p>
      <text:p text:style-name="P4"><text:s text:c="4"/>"controls": {</text:p>
      <text:p text:style-name="P4"><text:s text:c="6"/>"mute_music": true,</text:p>
      <text:p text:style-name="P4"><text:s text:c="6"/>"adjust_volume": true</text:p>
      <text:p text:style-name="P4"><text:s text:c="4"/>}</text:p>
      <text:p text:style-name="P4"><text:s text:c="2"/>},</text:p>
      <text:p text:style-name="P4"><text:s text:c="2"/>"character_constraints": {</text:p>
      <text:p text:style-name="P4"><text:soft-page-break/><text:s text:c="4"/>"stay_on_screen": true,</text:p>
      <text:p text:style-name="P4"><text:s text:c="4"/>"size_adjustment": "reduce sprites to fit gameplay area"</text:p>
      <text:p text:style-name="P4"><text:s text:c="2"/>},</text:p>
      <text:p text:style-name="P4"><text:s text:c="2"/>"menu": {</text:p>
      <text:p text:style-name="P4"><text:s text:c="4"/>"options": [</text:p>
      <text:p text:style-name="P4"><text:s text:c="6"/>"Single Player",</text:p>
      <text:p text:style-name="P4"><text:s text:c="6"/>"Two Players",</text:p>
      <text:p text:style-name="P4"><text:s text:c="6"/>"Instructions",</text:p>
      <text:p text:style-name="P4"><text:s text:c="6"/>"Settings",</text:p>
      <text:p text:style-name="P4"><text:s text:c="6"/>"Exit"</text:p>
      <text:p text:style-name="P4"><text:s text:c="4"/>],</text:p>
      <text:p text:style-name="P4"><text:s text:c="4"/>"settings_options": [</text:p>
      <text:p text:style-name="P4"><text:s text:c="6"/>"Mute Music",</text:p>
      <text:p text:style-name="P4"><text:s text:c="6"/>"Adjust Music Volume"</text:p>
      <text:p text:style-name="P4"><text:s text:c="4"/>],</text:p>
      <text:p text:style-name="P4"><text:s text:c="4"/>"controls": {</text:p>
      <text:p text:style-name="P4"><text:s text:c="6"/>"player1": {</text:p>
      <text:p text:style-name="P4"><text:s text:c="8"/>"move_left": "Q",</text:p>
      <text:p text:style-name="P4"><text:s text:c="8"/>"move_right": "D",</text:p>
      <text:p text:style-name="P4"><text:s text:c="8"/>"jump": "Z",</text:p>
      <text:p text:style-name="P4"><text:s text:c="8"/>"punch": "F",</text:p>
      <text:p text:style-name="P4"><text:s text:c="8"/>"kick": "G",</text:p>
      <text:p text:style-name="P4"><text:s text:c="8"/>"special": "H",</text:p>
      <text:p text:style-name="P4"><text:s text:c="8"/>"block": "S"</text:p>
      <text:p text:style-name="P4"><text:s text:c="6"/>},</text:p>
      <text:p text:style-name="P4"><text:s text:c="6"/>"player2": {</text:p>
      <text:p text:style-name="P4"><text:s text:c="8"/>"move_left": "Left Arrow",</text:p>
      <text:p text:style-name="P4"><text:s text:c="8"/>"move_right": "Right Arrow",</text:p>
      <text:p text:style-name="P4"><text:s text:c="8"/>"jump": "Up Arrow",</text:p>
      <text:p text:style-name="P4"><text:s text:c="8"/>"punch": "K",</text:p>
      <text:p text:style-name="P4"><text:s text:c="8"/>"kick": "L",</text:p>
      <text:p text:style-name="P4"><text:s text:c="8"/>"special": "M",</text:p>
      <text:p text:style-name="P4"><text:s text:c="8"/>"block": "Down Arrow"</text:p>
      <text:p text:style-name="P4"><text:s text:c="6"/>}</text:p>
      <text:p text:style-name="P4"><text:s text:c="4"/>}</text:p>
      <text:p text:style-name="P4"><text:s text:c="2"/>},</text:p>
      <text:p text:style-name="P4"><text:s text:c="2"/>"assets": {</text:p>
      <text:p text:style-name="P4"><text:s text:c="4"/>"backgrounds": [</text:p>
      <text:p text:style-name="P4"><text:s text:c="6"/>"classroom.jpg",</text:p>
      <text:p text:style-name="P4"><text:s text:c="6"/>"playground.jpg",</text:p>
      <text:p text:style-name="P4"><text:s text:c="6"/>"corridors.jpg",</text:p>
      <text:p text:style-name="P4"><text:s text:c="6"/>"cafeteria.jpg"</text:p>
      <text:p text:style-name="P4"><text:s text:c="4"/>],</text:p>
      <text:p text:style-name="P4"><text:s text:c="4"/>"sprites": {</text:p>
      <text:p text:style-name="P4"><text:s text:c="6"/>"player1": {</text:p>
      <text:p text:style-name="P4"><text:s text:c="8"/>"idle": ["player1_idle.png"],</text:p>
      <text:p text:style-name="P4"><text:s text:c="8"/>"walk": ["player1_walk0.png","player1_walk1.png","player1_walk2.png"],</text:p>
      <text:p text:style-name="P4"><text:s text:c="8"/>"jump": ["player1_jump.png"],</text:p>
      <text:p text:style-name="P4"><text:s text:c="8"/>"punch": ["player1_punch0.png","player1_punch1.png","player1_punch2.png"],</text:p>
      <text:p text:style-name="P4"><text:s text:c="8"/>"kick": ["player1_kick0.png","player1_kick1.png","player1_kick2.png"],</text:p>
      <text:p text:style-name="P4"><text:s text:c="8"/>"special": ["player1_special0.png","player1_special1.png","player1_special2.png"],</text:p>
      <text:p text:style-name="P4"><text:s text:c="8"/>"block": ["player1_block.png"]</text:p>
      <text:p text:style-name="P4"><text:s text:c="6"/>},</text:p>
      <text:p text:style-name="P4"><text:soft-page-break/><text:s text:c="6"/>"player2": {</text:p>
      <text:p text:style-name="P4"><text:s text:c="8"/>"idle": ["player1_idle.png"],</text:p>
      <text:p text:style-name="P4"><text:s text:c="8"/>"walk": ["player1_walk0.png","player1_walk1.png","player1_walk2.png"],</text:p>
      <text:p text:style-name="P4"><text:s text:c="8"/>"jump": ["player1_jump.png"],</text:p>
      <text:p text:style-name="P4"><text:s text:c="8"/>"punch": ["player1_punch0.png","player1_punch1.png","player1_punch2.png"],</text:p>
      <text:p text:style-name="P4"><text:s text:c="8"/>"kick": ["player1_kick0.png","player1_kick1.png","player1_kick2.png"],</text:p>
      <text:p text:style-name="P4"><text:s text:c="8"/>"special": ["player1_special0.png","player1_special1.png","player1_special2.png"],</text:p>
      <text:p text:style-name="P6"><text:span text:style-name="Police_20_par_20_défaut"><text:span text:style-name="T1"><text:s text:c="8"/></text:span></text:span><text:span text:style-name="Police_20_par_20_défaut"><text:span text:style-name="T2">"block": ["player1_block.png"]</text:span></text:span></text:p>
      <text:p text:style-name="P5"><text:s text:c="6"/>}</text:p>
      <text:p text:style-name="P5"><text:s text:c="4"/>}</text:p>
      <text:p text:style-name="P5"><text:s text:c="2"/>}</text:p>
      <text:p text:style-name="P5">}</text:p>
      <text:p text:style-name="P5"/>
      <text:p text:style-name="P1">Prompt 3 :</text:p>
      <text:p text:style-name="P5"/>
      <text:p text:style-name="P5">réduit la vitesse d'attaque pour que la réalisation d'une attaque soit étalée sur approximativement 1 seconde, Ajuste la hitbox pour que la hitbox en largeur soit 2 fois oins large (meme si cela rogne sur l'image car le personnage est au centre d'un carre et la hitbox prend en compte l'image et non le personnage), enfin ajoute une touche permettant à chaque joueur d'utiliser une attaque spéciale (attaque à distance, le 1er joueur lancera une boule de feu et le second joueur un eclair avec des pistes sonores adéquates (presentes dans sound))</text:p>
      <text:p text:style-name="P5"/>
      <text:p text:style-name="P1">Prompt 4 :</text:p>
      <text:p text:style-name="P5">réduit la vitesse de réalisation d'une attaque pour qu'elle dure 0.3 seconde puis le personnage revient à sa position de départ. ensuite, décompose l'exécution d'une attaque spéciale pour chaque joueur en la succession des images special0 special1 spacial2 et special3 (respectivement pour chacun des joueurs) et enfin multiplie par 4 la ttaille des sprite relatifs aux attaques spéciales : (boule de feu et éclair) et <text:s/>fais en sorte qu'ils se lancent 0.5 seconde plus tards que actuellement. Ultime modification, permet le double saut pour les personnages récpérable uniquement lorsqu'il touche le sol comme un doucle saut classique</text:p>
      <text:p text:style-name="P5"/>
      <text:p text:style-name="P1">Prompt 5 :</text:p>
      <text:p text:style-name="P6"><text:span text:style-name="Police_20_par_20_défaut"><text:span text:style-name="T2">réduit la hitbox verticale et horizontale des sprite des attaques spéciales en la divisant par 3 sans réduire leurs taille et lorsqu'un joueur utilise son attaque spéciale, réinitialise s son sprite au sprite de départ une fois le projectile lancé et enfin augmente la vitesse de déplacmeent des joueurs de 40%. Lorsqu'un joueur effectue une attaque (kick, punch ou block et special) après l'attaque, réinitialise la sprite à la sprite de départ, Ensuite, il faut que la music background_music ne soit jouée que lorsque l'utilisateur est dans le menu de sélection, lorsuq'il lance un combat la musique s'arrête et reprend à la fin d'un combat lorsqu'on retourne sur le menu</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ce style:name="Aptos Display" svg:font-family="'Aptos Display'" style:font-family-generic="swiss" style:font-pitch="variable"/>
    <style:font-face style:name="Aptos1" svg:font-family="Aptos" style:font-family-generic="swiss" style:font-pitch="variable"/>
    <style:font-face style:name="Chandas" svg:font-family="Chanda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fr" fo:country="FR" fo:font-style="normal" style:text-underline-style="none" fo:font-weight="normal" style:letter-kerning="true" style:font-name-asian="Aptos1"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1" fo:font-size="12pt" fo:letter-spacing="normal" fo:language="fr" fo:country="FR" fo:font-style="normal" style:text-underline-style="none" fo:font-weight="normal" style:letter-kerning="true" fo:background-color="transparent" style:font-name-asian="Aptos1"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25in" fo:margin-bottom="0.0555in"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style:style>
    <style:style style:name="Titre_20_2" style:display-name="Titre 2" style:family="paragraph" style:parent-style-name="Normal" style:next-style-name="Normal" style:default-outline-level="2">
      <style:paragraph-properties fo:margin-top="0.111in" fo:margin-bottom="0.0555in"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Titre_20_3" style:display-name="Titre 3" style:family="paragraph" style:parent-style-name="Normal" style:next-style-name="Normal" style:default-outline-level="3">
      <style:paragraph-properties fo:margin-top="0.111in" fo:margin-bottom="0.0555in" style:contextual-spacing="false" fo:keep-together="always" fo:hyphenation-ladder-count="no-limit" fo:keep-with-next="always"/>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style:style>
    <style:style style:name="Titre_20_4" style:display-name="Titre 4" style:family="paragraph" style:parent-style-name="Normal" style:next-style-name="Normal" style:default-outline-level="4">
      <style:paragraph-properties fo:margin-top="0.0555in" fo:margin-bottom="0.028in" style:contextual-spacing="false" fo:keep-together="always" fo:hyphenation-ladder-count="no-limit" fo:keep-with-next="always"/>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Titre_20_5" style:display-name="Titre 5" style:family="paragraph" style:parent-style-name="Normal" style:next-style-name="Normal" style:default-outline-level="5">
      <style:paragraph-properties fo:margin-top="0.0555in" fo:margin-bottom="0.028in" style:contextual-spacing="false" fo:keep-together="always" fo:hyphenation-ladder-count="no-limit" fo:keep-with-next="always"/>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Titre_20_6" style:display-name="Titre 6" style:family="paragraph" style:parent-style-name="Normal" style:next-style-name="Normal" style:default-outline-level="6">
      <style:paragraph-properties fo:margin-top="0.028in" fo:margin-bottom="0in" style:contextual-spacing="false" fo:keep-together="always" fo:hyphenation-ladder-count="no-limit"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Titre_20_7" style:display-name="Titre 7" style:family="paragraph" style:parent-style-name="Normal" style:next-style-name="Normal" style:default-outline-level="7">
      <style:paragraph-properties fo:margin-top="0.028in" fo:margin-bottom="0in" style:contextual-spacing="false" fo:keep-together="always" fo:hyphenation-ladder-count="no-limit"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Titre_20_8" style:display-name="Titre 8" style:family="paragraph" style:parent-style-name="Normal" style:next-style-name="Normal" style:default-outline-level="8">
      <style:paragraph-properties fo:margin-top="0in" fo:margin-bottom="0in" style:contextual-spacing="false" fo:keep-together="always" fo:hyphenation-ladder-count="no-limit"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Titre_20_9" style:display-name="Titre 9" style:family="paragraph" style:parent-style-name="Normal" style:next-style-name="Normal" style:default-outline-level="9">
      <style:paragraph-properties fo:margin-top="0in" fo:margin-bottom="0in" style:contextual-spacing="false" fo:keep-together="always" fo:hyphenation-ladder-count="no-limit"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Titre" style:family="paragraph" style:parent-style-name="Normal" style:next-style-name="Normal">
      <style:paragraph-properties fo:margin-top="0in" fo:margin-bottom="0.0555in" style:contextual-spacing="true" fo:line-height="100%" fo:hyphenation-ladder-count="no-limit"/>
      <style:text-properties style:font-name="Aptos Display" fo:font-family="'Aptos Display'"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style:style>
    <style:style style:name="Sous-titre" style:family="paragraph" style:parent-style-name="Normal" style:next-style-name="Normal">
      <style:paragraph-properties fo:hyphenation-ladder-count="no-limit"/>
      <style:text-properties fo:color="#595959" loext:opacity="100%" fo:font-size="14pt" fo:letter-spacing="0.0102in"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style:style>
    <style:style style:name="Citation" style:family="paragraph" style:parent-style-name="Normal" style:next-style-name="Normal">
      <style:paragraph-properties fo:margin-top="0.111in" fo:margin-bottom="0.111in" style:contextual-spacing="false" fo:text-align="center" style:justify-single-word="false" fo:hyphenation-ladder-count="no-limit"/>
      <style:text-properties fo:color="#404040" loext:opacity="100%" fo:font-style="italic" style:font-style-asian="italic" style:font-style-complex="italic" fo:hyphenate="false" loext:hyphenation-no-caps="false"/>
    </style:style>
    <style:style style:name="Paragraphe_20_de_20_liste" style:display-name="Paragraphe de liste" style:family="paragraph" style:parent-style-name="Normal">
      <style:paragraph-properties fo:margin-left="0.5in" fo:margin-right="0in" fo:margin-top="0in" fo:margin-bottom="0.111in" style:contextual-spacing="true" fo:hyphenation-ladder-count="no-limit" fo:text-indent="0in" style:auto-text-indent="false">
        <style:tab-stops/>
      </style:paragraph-properties>
      <style:text-properties fo:hyphenate="false" loext:hyphenation-no-caps="false"/>
    </style:style>
    <style:style style:name="Citation_20_intense" style:display-name="Citation intense" style:family="paragraph" style:parent-style-name="Normal" style:next-style-name="Normal">
      <style:paragraph-properties fo:margin-left="0.6in" fo:margin-right="0.6in" fo:margin-top="0.25in" fo:margin-bottom="0.25in" style:contextual-spacing="false" fo:text-align="center" style:justify-single-word="false" fo:hyphenation-ladder-count="no-limit" fo:text-indent="0in" style:auto-text-indent="false" fo:padding-left="0in" fo:padding-right="0in" fo:padding-top="0.139in" fo:padding-bottom="0.139in"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2" style:display-name="Heading 2" style:family="paragraph" style:parent-style-name="Heading" style:next-style-name="Text_20_body"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Titre_20_1_20_Car" style:display-name="Titre 1 Car" style:family="text" style:parent-style-name="Police_20_par_20_défau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Titre_20_2_20_Car" style:display-name="Titre 2 Car" style:family="text" style:parent-style-name="Police_20_par_20_défau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itre_20_4_20_Car" style:display-name="Titre 4 Car" style:family="text" style:parent-style-name="Police_20_par_20_défau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5_20_Car" style:display-name="Titre 5 Car" style:family="text" style:parent-style-name="Police_20_par_20_défau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7_20_Car" style:display-name="Titre 7 Car" style:family="text" style:parent-style-name="Police_20_par_20_défau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8_20_Car" style:display-name="Titre 8 Car" style:family="text" style:parent-style-name="Police_20_par_20_défau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9_20_Car" style:display-name="Titre 9 Car" style:family="text" style:parent-style-name="Police_20_par_20_défau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Car" style:display-name="Titre Car" style:family="text" style:parent-style-name="Police_20_par_20_défaut">
      <style:text-properties style:font-name="Aptos Display" fo:font-family="'Aptos Display'"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ous-titre_20_Car" style:display-name="Sous-titre Car" style:family="text" style:parent-style-name="Police_20_par_20_défaut">
      <style:text-properties fo:color="#595959" loext:opacity="100%" fo:font-size="14pt" fo:letter-spacing="0.0102in"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itation_20_Car" style:display-name="Citation Car" style:family="text" style:parent-style-name="Police_20_par_20_défaut">
      <style:text-properties fo:color="#404040" loext:opacity="100%" fo:font-style="italic" style:font-style-asian="italic" style:font-style-complex="italic"/>
    </style:style>
    <style:style style:name="Accentuation_20_intense" style:display-name="Accentuation intense" style:family="text" style:parent-style-name="Police_20_par_20_défaut">
      <style:text-properties fo:color="#0f4761" loext:opacity="100%" fo:font-style="italic" style:font-style-asian="italic" style:font-style-complex="italic"/>
    </style:style>
    <style:style style:name="Citation_20_intense_20_Car" style:display-name="Citation intense Car" style:family="text" style:parent-style-name="Police_20_par_20_défaut">
      <style:text-properties fo:color="#0f4761" loext:opacity="100%" fo:font-style="italic" style:font-style-asian="italic" style:font-style-complex="italic"/>
    </style:style>
    <style:style style:name="Référence_20_intense" style:display-name="Référence intense" style:family="text" style:parent-style-name="Police_20_par_20_défaut">
      <style:text-properties fo:font-variant="small-caps" fo:color="#0f4761" loext:opacity="100%" fo:letter-spacing="0.0035in"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6</text:page-number>/<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Geoffrey Pierre</meta:initial-creator>
    <meta:creation-date>2025-09-28T23:01:00Z</meta:creation-date>
    <dc:date>2025-10-05T21:34:08.475234321</dc:date>
    <meta:editing-cycles>6</meta:editing-cycles>
    <meta:editing-duration>PT24M31S</meta:editing-duration>
    <meta:document-statistic meta:table-count="0" meta:image-count="0" meta:object-count="0" meta:page-count="7" meta:paragraph-count="171" meta:word-count="1269" meta:character-count="8986" meta:non-whitespace-character-count="7430"/>
    <meta:template xlink:type="simple" xlink:actuate="onRequest" xlink:title="" xlink:href="Normal.dotm"/>
  </office:meta>
</office:document-meta>
</file>